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6.B1" style:family="table-cell" style:data-style-name="N0">
      <style:table-cell-properties fo:padding="0.0382in" fo:border="0.0007in solid #000000"/>
    </style:style>
    <style:style style:name="Таблица1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 style:data-style-name="N0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4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14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4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6.6924in" table:align="margins"/>
    </style:style>
    <style:style style:name="Таблица18.A" style:family="table-column">
      <style:table-column-properties style:column-width="1.2257in" style:rel-column-width="12002*"/>
    </style:style>
    <style:style style:name="Таблица18.B" style:family="table-column">
      <style:table-column-properties style:column-width="5.4667in" style:rel-column-width="53533*"/>
    </style:style>
    <style:style style:name="Таблица18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8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18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8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9" style:family="table">
      <style:table-properties style:width="6.6924in" table:align="margins"/>
    </style:style>
    <style:style style:name="Таблица19.A" style:family="table-column">
      <style:table-column-properties style:column-width="1.2257in" style:rel-column-width="12002*"/>
    </style:style>
    <style:style style:name="Таблица19.B" style:family="table-column">
      <style:table-column-properties style:column-width="5.4667in" style:rel-column-width="53533*"/>
    </style:style>
    <style:style style:name="Таблица19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9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19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9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20" style:family="table">
      <style:table-properties style:width="6.6924in" table:align="margins"/>
    </style:style>
    <style:style style:name="Таблица20.A" style:family="table-column">
      <style:table-column-properties style:column-width="1.2257in" style:rel-column-width="12002*"/>
    </style:style>
    <style:style style:name="Таблица20.B" style:family="table-column">
      <style:table-column-properties style:column-width="5.4667in" style:rel-column-width="53533*"/>
    </style:style>
    <style:style style:name="Таблица20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20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20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0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background-color="transparent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en" fo:country="US" fo:font-weight="bold" style:font-weight-asian="bold" style:font-weight-complex="bold"/>
    </style:style>
    <style:style style:name="P12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file settings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float" office:value="1">
            <text:p text:style-name="P3">1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>Change password</text:p>
          </table:table-cell>
        </table:table-row>
        <table:table-row>
          <table:table-cell table:style-name="Таблица10.A2" office:value-type="string">
            <text:p text:style-name="P2"><text:span text:style-name="T2">Given</text:span> </text:p>
          </table:table-cell>
          <table:table-cell table:style-name="Таблица10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4">Я нажимаю на кнопку <text:span text:style-name="T1">«Change password»</text:span>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>Открывается форма смены пароля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string">
            <text:p text:style-name="P3">1.<text:span text:style-name="T3">1</text:span>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Change password: Apply</text:p>
          </table:table-cell>
        </table:table-row>
        <table:table-row>
          <table:table-cell table:style-name="Таблица1.A2" office:value-type="string">
            <text:p text:style-name="P2"><text:span text:style-name="T2">Given</text:span> </text:p>
          </table:table-cell>
          <table:table-cell table:style-name="Таблица1.B2" office:value-type="string">
            <text:p text:style-name="P5">Я на странице <text:span text:style-name="T1">Settings-Profile</text:span></text:p>
            <text:p text:style-name="P5">Выполнен сценарий 1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вожу свой пароль в поле <text:span text:style-name="T1">«Enter password»</text:span> </text:p>
            <text:p text:style-name="P4">И ввожу новый пароль поле <text:span text:style-name="T1">«New password»</text:span></text:p>
            <text:p text:style-name="P4">И я повторно ввожу новый пароль в поле <text:span text:style-name="T1">«Confirm password»</text:span></text:p>
            <text:p text:style-name="P4">И нажимаю на кнопку <text:span text:style-name="T1">«Apply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Пароль изменен</text:p>
            <text:p text:style-name="P4">И форма смены пароля закрывается<text:line-break/>И выводится сообщение <text:span text:style-name="T1">«Password changed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1.2">
            <text:p text:style-name="P3">1.2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Change password: Cancel</text:p>
          </table:table-cell>
        </table:table-row>
        <table:table-row>
          <table:table-cell table:style-name="Таблица2.A2" office:value-type="string">
            <text:p text:style-name="P2"><text:span text:style-name="T2">Given</text:span> </text:p>
          </table:table-cell>
          <table:table-cell table:style-name="Таблица2.B2" office:value-type="string">
            <text:p text:style-name="P5">Я на странице <text:span text:style-name="T1">Settings-Profile</text:span></text:p>
            <text:p text:style-name="P5">Выполнен сценарий 1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нажимаю на кнопку <text:span text:style-name="T1">«Cancel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Форма смены пароля закрывается</text:p>
            <text:p text:style-name="P4">И пароль не изменен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string">
            <text:p text:style-name="P3">1.<text:span text:style-name="T3">3</text:span>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Change password: Wrong new password</text:p>
          </table:table-cell>
        </table:table-row>
        <table:table-row>
          <table:table-cell table:style-name="Таблица3.A2" office:value-type="string">
            <text:p text:style-name="P2"><text:span text:style-name="T2">Given</text:span> </text:p>
          </table:table-cell>
          <table:table-cell table:style-name="Таблица3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4">Я ввожу некорректное значение в поле <text:span text:style-name="T1">«New password»</text:span></text:p>
          </table:table-cell>
        </table:table-row>
        <table:table-row>
          <table:table-cell table:style-name="Таблица3.A2" office:value-type="string">
            <text:p text:style-name="P3">Then </text:p>
          </table:table-cell>
          <table:table-cell table:style-name="Таблица3.B2" office:value-type="string">
            <text:p text:style-name="P12">Выводится сообщение «<text:span text:style-name="T1">New password value is not correct</text:span>»</text:p>
            <text:p text:style-name="P4">И поле <text:span text:style-name="T1">«New password» </text:span>выделяется красным цветом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.4">
            <text:p text:style-name="P3">1.4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Change password: Wrong new pass confirmation</text:p>
          </table:table-cell>
        </table:table-row>
        <table:table-row>
          <table:table-cell table:style-name="Таблица4.A2" office:value-type="string">
            <text:p text:style-name="P2"><text:span text:style-name="T2">Given</text:span> </text:p>
          </table:table-cell>
          <table:table-cell table:style-name="Таблица4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вожу пароль в поле <text:span text:style-name="T1">«Enter password»</text:span></text:p>
            <text:p text:style-name="P4">И я ввожу новый пароль в поле <text:span text:style-name="T1">«New password»</text:span></text:p>
            <text:p text:style-name="P4">И я ввожу пароль, который не соответствует новом паролю, в поле <text:span text:style-name="T1">«Password confirmation»</text:span></text:p>
            <text:p text:style-name="P4"><text:soft-page-break/>И я нажимаю на кнопку <text:span text:style-name="T1">«Apply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Выводится сообщение <text:span text:style-name="T1">«Wrong password confirmation»</text:span></text:p>
            <text:p text:style-name="P4">И поле «P<text:span text:style-name="T1">assword confirmation</text:span>» выделяется красным цветом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1.5">
            <text:p text:style-name="P3">1.5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Change password: Empty new pass confirmation</text:p>
          </table:table-cell>
        </table:table-row>
        <table:table-row>
          <table:table-cell table:style-name="Таблица5.A2" office:value-type="string">
            <text:p text:style-name="P2"><text:span text:style-name="T2">Given</text:span> </text:p>
          </table:table-cell>
          <table:table-cell table:style-name="Таблица5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4">Я ввожу пароль в поле <text:span text:style-name="T1">«Enter password»</text:span></text:p>
            <text:p text:style-name="P4">И я ввожу новый пароль в поле <text:span text:style-name="T1">«New password»</text:span></text:p>
            <text:p text:style-name="P4">И оставляю поле <text:span text:style-name="T1">«Password confirmation» </text:span>пустым</text:p>
            <text:p text:style-name="P4">И я нажимаю на кнопку <text:span text:style-name="T1">«Apply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Выводится сообщение <text:span text:style-name="T1">«Empty password confirmation»</text:span></text:p>
            <text:p text:style-name="P4">И поле «P<text:span text:style-name="T1">assword confirmation</text:span>» выделяется красным цветом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">Scenario </text:p>
          </table:table-cell>
          <table:table-cell table:style-name="Таблица15.B1" office:value-type="string">
            <text:p text:style-name="P3">1.<text:span text:style-name="T3">6</text:span></text:p>
          </table:table-cell>
        </table:table-row>
        <table:table-row>
          <table:table-cell table:style-name="Таблица15.A2" office:value-type="string">
            <text:p text:style-name="P3">Name</text:p>
          </table:table-cell>
          <table:table-cell table:style-name="Таблица15.B2" office:value-type="string">
            <text:p text:style-name="P3">Change password: Wrong old password</text:p>
          </table:table-cell>
        </table:table-row>
        <table:table-row>
          <table:table-cell table:style-name="Таблица15.A2" office:value-type="string">
            <text:p text:style-name="P2"><text:span text:style-name="T2">Given</text:span> </text:p>
          </table:table-cell>
          <table:table-cell table:style-name="Таблица15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15.A2" office:value-type="string">
            <text:p text:style-name="P3">When</text:p>
          </table:table-cell>
          <table:table-cell table:style-name="Таблица15.B2" office:value-type="string">
            <text:p text:style-name="P4">Я ввожу неверный пароль в поле <text:span text:style-name="T1">«Enter password»</text:span> </text:p>
            <text:p text:style-name="P4">И ввожу новый пароль поле <text:span text:style-name="T1">«New password»</text:span></text:p>
            <text:p text:style-name="P4">И я повторно ввожу новый пароль в поле <text:span text:style-name="T1">«Confirm password»</text:span></text:p>
            <text:p text:style-name="P4">И нажимаю на кнопку <text:span text:style-name="T1">«Apply»</text:span></text:p>
          </table:table-cell>
        </table:table-row>
        <table:table-row>
          <table:table-cell table:style-name="Таблица15.A2" office:value-type="string">
            <text:p text:style-name="P3">Then </text:p>
          </table:table-cell>
          <table:table-cell table:style-name="Таблица15.B2" office:value-type="string">
            <text:p text:style-name="P4">Выводится сообщение «W<text:span text:style-name="T1">rong password</text:span>»</text:p>
            <text:p text:style-name="P4">И поле <text:span text:style-name="T1">«Enter password» </text:span>выделяется красным цветом</text:p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">Scenario </text:p>
          </table:table-cell>
          <table:table-cell table:style-name="Таблица16.B1" office:value-type="float" office:value="1.7">
            <text:p text:style-name="P3">1.7</text:p>
          </table:table-cell>
        </table:table-row>
        <table:table-row>
          <table:table-cell table:style-name="Таблица16.A2" office:value-type="string">
            <text:p text:style-name="P3">Name</text:p>
          </table:table-cell>
          <table:table-cell table:style-name="Таблица16.B2" office:value-type="string">
            <text:p text:style-name="P3">Change password: Empty old password</text:p>
          </table:table-cell>
        </table:table-row>
        <table:table-row>
          <table:table-cell table:style-name="Таблица16.A2" office:value-type="string">
            <text:p text:style-name="P2"><text:span text:style-name="T2">Given</text:span> </text:p>
          </table:table-cell>
          <table:table-cell table:style-name="Таблица16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16.A2" office:value-type="string">
            <text:p text:style-name="P3">When</text:p>
          </table:table-cell>
          <table:table-cell table:style-name="Таблица16.B2" office:value-type="string">
            <text:p text:style-name="P4">Я оставляю поле <text:span text:style-name="T1">«Enter password»</text:span> <text:s/>пустым</text:p>
            <text:p text:style-name="P4">И ввожу новый пароль поле <text:span text:style-name="T1">«New password»</text:span></text:p>
            <text:p text:style-name="P4">И я повторно ввожу новый пароль в поле <text:span text:style-name="T1">«Confirm password»</text:span></text:p>
            <text:p text:style-name="P4">И нажимаю на кнопку <text:span text:style-name="T1">«Apply»</text:span></text:p>
          </table:table-cell>
        </table:table-row>
        <table:table-row>
          <table:table-cell table:style-name="Таблица16.A2" office:value-type="string">
            <text:p text:style-name="P3">Then </text:p>
          </table:table-cell>
          <table:table-cell table:style-name="Таблица16.B2" office:value-type="string">
            <text:p text:style-name="P4">Выводится сообщение «W<text:span text:style-name="T1">rong password</text:span>»</text:p>
            <text:p text:style-name="P4">И поле <text:span text:style-name="T1">«Enter password» </text:span>выделяется красным цветом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">Scenario </text:p>
          </table:table-cell>
          <table:table-cell table:style-name="Таблица17.B1" office:value-type="string">
            <text:p text:style-name="P3">1.<text:span text:style-name="T3">8</text:span></text:p>
          </table:table-cell>
        </table:table-row>
        <table:table-row>
          <table:table-cell table:style-name="Таблица17.A2" office:value-type="string">
            <text:p text:style-name="P3">Name</text:p>
          </table:table-cell>
          <table:table-cell table:style-name="Таблица17.B2" office:value-type="string">
            <text:p text:style-name="P3">Change password: Empty new password</text:p>
          </table:table-cell>
        </table:table-row>
        <table:table-row>
          <table:table-cell table:style-name="Таблица17.A2" office:value-type="string">
            <text:p text:style-name="P2"><text:span text:style-name="T2">Given</text:span> </text:p>
          </table:table-cell>
          <table:table-cell table:style-name="Таблица17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17.A2" office:value-type="string">
            <text:p text:style-name="P3">When</text:p>
          </table:table-cell>
          <table:table-cell table:style-name="Таблица17.B2" office:value-type="string">
            <text:p text:style-name="P4">Я ввожу верный пароль в поле <text:span text:style-name="T1">«Enter password»</text:span> </text:p>
            <text:p text:style-name="P4">И оставляю поле <text:span text:style-name="T1">«New password» </text:span>пустым</text:p>
            <text:p text:style-name="P4">И оставляю поле <text:span text:style-name="T1">«Confirm password» </text:span>пустым</text:p>
            <text:p text:style-name="P4"><text:soft-page-break/>И нажимаю на кнопку <text:span text:style-name="T1">«Apply»</text:span></text:p>
          </table:table-cell>
        </table:table-row>
        <table:table-row>
          <table:table-cell table:style-name="Таблица17.A2" office:value-type="string">
            <text:p text:style-name="P3">Then </text:p>
          </table:table-cell>
          <table:table-cell table:style-name="Таблица17.B2" office:value-type="string">
            <text:p text:style-name="P4">Выводится сообщение «N<text:span text:style-name="T1">ew password is empty</text:span>»</text:p>
            <text:p text:style-name="P4">И поле <text:span text:style-name="T1">«New password» </text:span>выделяется красным цветом</text:p>
            <text:p text:style-name="P4">И поле «<text:span text:style-name="T1">Password confirmation</text:span>» выделяется красным цветом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float" office:value="2">
            <text:p text:style-name="P3">2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Edit profile: open editing form</text:p>
          </table:table-cell>
        </table:table-row>
        <table:table-row>
          <table:table-cell table:style-name="Таблица6.A2" office:value-type="string">
            <text:p text:style-name="P2"><text:span text:style-name="T2">Given</text:span> </text:p>
          </table:table-cell>
          <table:table-cell table:style-name="Таблица6.B2" office:value-type="string">
            <text:p text:style-name="P5"><text:span text:style-name="T1">Я </text:span>н<text:span text:style-name="T1">а </text:span>странице<text:span text:style-name="T1"> Settings-Profile</text:span></text:p>
            <text:p text:style-name="P5">И активна кнопка <text:span text:style-name="T1">«Edit»</text:span>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4">Я нажимаю на кнопку <text:span text:style-name="T1">«Edit»</text:span>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Открывается форма редактирования профиля пользователя 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string">
            <text:p text:style-name="P3">2.<text:span text:style-name="T3">1</text:span>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Edit profile: correct, apply</text:p>
          </table:table-cell>
        </table:table-row>
        <table:table-row>
          <table:table-cell table:style-name="Таблица7.A2" office:value-type="string">
            <text:p text:style-name="P2"><text:span text:style-name="T2">Given</text:span> </text:p>
          </table:table-cell>
          <table:table-cell table:style-name="Таблица7.B2" office:value-type="string">
            <text:p text:style-name="P5">Выполнен сценарий 2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4">Я ввожу корректную фамилию в поле <text:span text:style-name="T1">«Last name»</text:span> </text:p>
            <text:p text:style-name="P4">И я ввожу корректное имя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вожу корректный номер телефона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в поле <text:span text:style-name="T1">«E-mail»</text:span></text:p>
            <text:p text:style-name="P4"><text:span text:style-name="T1">И выбираю дату рождения из выпадающего календаря «Day of birth»</text:span></text:p>
            <text:p text:style-name="P4">И ввожу свой логин в поле <text:span text:style-name="T1">«Login»</text:span></text:p>
            <text:p text:style-name="P4">И ввожу свой пароль в поле <text:span text:style-name="T1">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Изменения сохраняются<text:line-break/>И открывается профиль вакансии с внесенными изменениями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">Scenario </text:p>
          </table:table-cell>
          <table:table-cell table:style-name="Таблица13.B1" office:value-type="float" office:value="2.2">
            <text:p text:style-name="P3">2.2</text:p>
          </table:table-cell>
        </table:table-row>
        <table:table-row>
          <table:table-cell table:style-name="Таблица13.A2" office:value-type="string">
            <text:p text:style-name="P3">Name</text:p>
          </table:table-cell>
          <table:table-cell table:style-name="Таблица13.B2" office:value-type="string">
            <text:p text:style-name="P3">Edit profile: cancel</text:p>
          </table:table-cell>
        </table:table-row>
        <table:table-row>
          <table:table-cell table:style-name="Таблица13.A2" office:value-type="string">
            <text:p text:style-name="P2"><text:span text:style-name="T2">Given</text:span> </text:p>
          </table:table-cell>
          <table:table-cell table:style-name="Таблица13.B2" office:value-type="string">
            <text:p text:style-name="P5">Выполнен сценарий 2</text:p>
          </table:table-cell>
        </table:table-row>
        <table:table-row>
          <table:table-cell table:style-name="Таблица13.A2" office:value-type="string">
            <text:p text:style-name="P3">When</text:p>
          </table:table-cell>
          <table:table-cell table:style-name="Таблица13.B2" office:value-type="string">
            <text:p text:style-name="P4">Я нажимаю на кнопку <text:span text:style-name="T1">«Cancel»</text:span></text:p>
          </table:table-cell>
        </table:table-row>
        <table:table-row>
          <table:table-cell table:style-name="Таблица13.A2" office:value-type="string">
            <text:p text:style-name="P3">Then </text:p>
          </table:table-cell>
          <table:table-cell table:style-name="Таблица13.B2" office:value-type="string">
            <text:p text:style-name="P4">Открывается профиль вакансии </text:p>
            <text:p text:style-name="P4">И изменения не внесены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">Scenario </text:p>
          </table:table-cell>
          <table:table-cell table:style-name="Таблица14.B1" office:value-type="string">
            <text:p text:style-name="P3">2.<text:span text:style-name="T3">3.</text:span>1</text:p>
          </table:table-cell>
        </table:table-row>
        <table:table-row>
          <table:table-cell table:style-name="Таблица14.A2" office:value-type="string">
            <text:p text:style-name="P3">Name</text:p>
          </table:table-cell>
          <table:table-cell table:style-name="Таблица14.B2" office:value-type="string">
            <text:p text:style-name="P3">Edit profile: incorrect Last name, apply</text:p>
          </table:table-cell>
        </table:table-row>
        <table:table-row>
          <table:table-cell table:style-name="Таблица14.A2" office:value-type="string">
            <text:p text:style-name="P2"><text:span text:style-name="T2">Given</text:span> </text:p>
          </table:table-cell>
          <table:table-cell table:style-name="Таблица14.B2" office:value-type="string">
            <text:p text:style-name="P5">Выполнен сценарий 2</text:p>
          </table:table-cell>
        </table:table-row>
        <table:table-row>
          <table:table-cell table:style-name="Таблица14.A2" office:value-type="string">
            <text:p text:style-name="P3">When</text:p>
          </table:table-cell>
          <table:table-cell table:style-name="Таблица14.B2" office:value-type="string">
            <text:p text:style-name="P4">Я ввожу некорректное значение в поле <text:span text:style-name="T1">«Last name»</text:span> </text:p>
            <text:p text:style-name="P4">И ввожу корректное имя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<text:soft-page-break/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свой логин в поле <text:span text:style-name="T1">«Login»</text:span></text:p>
            <text:p text:style-name="P4"><text:span text:style-name="T1">И ввожу свой пароль в поле 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14.A2" office:value-type="string">
            <text:p text:style-name="P3">Then </text:p>
          </table:table-cell>
          <table:table-cell table:style-name="Таблица14.B2" office:value-type="string">
            <text:p text:style-name="P4">Выводится сообщение «<text:span text:style-name="T1">Some</text:span> <text:span text:style-name="T1">values are incorrect</text:span>»</text:p>
            <text:p text:style-name="P4">И поле <text:span text:style-name="T1">«Last name»</text:span> выделяется красным цветом</text:p>
          </table:table-cell>
        </table:table-row>
      </table:table>
      <text:p text:style-name="Standard"/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">Scenario </text:p>
          </table:table-cell>
          <table:table-cell table:style-name="Таблица18.B1" office:value-type="float" office:value="2.4">
            <text:p text:style-name="P3">2.3.2</text:p>
          </table:table-cell>
        </table:table-row>
        <table:table-row>
          <table:table-cell table:style-name="Таблица18.A2" office:value-type="string">
            <text:p text:style-name="P3">Name</text:p>
          </table:table-cell>
          <table:table-cell table:style-name="Таблица18.B2" office:value-type="string">
            <text:p text:style-name="P3">Edit profile: incorrect First name, apply</text:p>
          </table:table-cell>
        </table:table-row>
        <table:table-row>
          <table:table-cell table:style-name="Таблица18.A2" office:value-type="string">
            <text:p text:style-name="P2"><text:span text:style-name="T2">Given</text:span> </text:p>
          </table:table-cell>
          <table:table-cell table:style-name="Таблица18.B2" office:value-type="string">
            <text:p text:style-name="P5">Выполнен сценарий 2</text:p>
          </table:table-cell>
        </table:table-row>
        <table:table-row>
          <table:table-cell table:style-name="Таблица18.A2" office:value-type="string">
            <text:p text:style-name="P3">When</text:p>
          </table:table-cell>
          <table:table-cell table:style-name="Таблица18.B2" office:value-type="string">
            <text:p text:style-name="P4">Я ввожу корректное значение в поле <text:span text:style-name="T1">«Last name»</text:span> </text:p>
            <text:p text:style-name="P4">И ввожу не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свой логин в поле <text:span text:style-name="T1">«Login»</text:span></text:p>
            <text:p text:style-name="P9"><text:span text:style-name="T1">И ввожу свой пароль в поле 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18.A2" office:value-type="string">
            <text:p text:style-name="P3">Then </text:p>
          </table:table-cell>
          <table:table-cell table:style-name="Таблица18.B2" office:value-type="string">
            <text:p text:style-name="P4">Выводится сообщение «<text:span text:style-name="T1">Some</text:span> <text:span text:style-name="T1">values are incorrect</text:span>»</text:p>
            <text:p text:style-name="P4">И поле <text:span text:style-name="T1">«First name»</text:span> выделяется красным цветом</text:p>
          </table:table-cell>
        </table:table-row>
      </table:table>
      <text:p text:style-name="Standard"/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">Scenario </text:p>
          </table:table-cell>
          <table:table-cell table:style-name="Таблица19.B1" office:value-type="float" office:value="2.4">
            <text:p text:style-name="P3">2.3.3</text:p>
          </table:table-cell>
        </table:table-row>
        <table:table-row>
          <table:table-cell table:style-name="Таблица19.A2" office:value-type="string">
            <text:p text:style-name="P3">Name</text:p>
          </table:table-cell>
          <table:table-cell table:style-name="Таблица19.B2" office:value-type="string">
            <text:p text:style-name="P3">Edit profile: incorrect login, apply</text:p>
          </table:table-cell>
        </table:table-row>
        <table:table-row>
          <table:table-cell table:style-name="Таблица19.A2" office:value-type="string">
            <text:p text:style-name="P2"><text:span text:style-name="T2">Given</text:span> </text:p>
          </table:table-cell>
          <table:table-cell table:style-name="Таблица19.B2" office:value-type="string">
            <text:p text:style-name="P5">Выполнен сценарий 2</text:p>
          </table:table-cell>
        </table:table-row>
        <table:table-row>
          <table:table-cell table:style-name="Таблица19.A2" office:value-type="string">
            <text:p text:style-name="P3">When</text:p>
          </table:table-cell>
          <table:table-cell table:style-name="Таблица19.B2" office:value-type="string">
            <text:p text:style-name="P4">Я ввожу корректное значение в поле <text:span text:style-name="T1">«Last name»</text:span> </text:p>
            <text:p text:style-name="P4">И ввожу 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неверный логин в поле <text:span text:style-name="T1">«Login»</text:span></text:p>
            <text:p text:style-name="P9"><text:span text:style-name="T1">И ввожу свой пароль в поле 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19.A2" office:value-type="string">
            <text:p text:style-name="P3">Then </text:p>
          </table:table-cell>
          <table:table-cell table:style-name="Таблица19.B2" office:value-type="string">
            <text:p text:style-name="P4">Выводится сообщение «<text:span text:style-name="T1">Wrong login or/and password </text:span>»</text:p>
            <text:p text:style-name="P4">И поля <text:span text:style-name="T1">«Login» and “Password” </text:span><text:s/>выделяются красным цветом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">Scenario </text:p>
          </table:table-cell>
          <table:table-cell table:style-name="Таблица20.B1" office:value-type="float" office:value="2.4">
            <text:p text:style-name="P3">2.3.<text:span text:style-name="T3">4</text:span></text:p>
          </table:table-cell>
        </table:table-row>
        <table:table-row>
          <table:table-cell table:style-name="Таблица20.A2" office:value-type="string">
            <text:p text:style-name="P3">Name</text:p>
          </table:table-cell>
          <table:table-cell table:style-name="Таблица20.B2" office:value-type="string">
            <text:p text:style-name="P3">Edit profile: incorrect login, apply</text:p>
          </table:table-cell>
        </table:table-row>
        <text:soft-page-break/>
        <table:table-row>
          <table:table-cell table:style-name="Таблица20.A2" office:value-type="string">
            <text:p text:style-name="P2"><text:span text:style-name="T2">Given</text:span> </text:p>
          </table:table-cell>
          <table:table-cell table:style-name="Таблица20.B2" office:value-type="string">
            <text:p text:style-name="P5">Выполнен сценарий 2</text:p>
          </table:table-cell>
        </table:table-row>
        <table:table-row>
          <table:table-cell table:style-name="Таблица20.A2" office:value-type="string">
            <text:p text:style-name="P3">When</text:p>
          </table:table-cell>
          <table:table-cell table:style-name="Таблица20.B2" office:value-type="string">
            <text:p text:style-name="P4">Я ввожу корректное значение в поле <text:span text:style-name="T1">«Last name»</text:span> </text:p>
            <text:p text:style-name="P4">И ввожу 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свой логин в поле <text:span text:style-name="T1">«Login»</text:span></text:p>
            <text:p text:style-name="P9"><text:span text:style-name="T1">И ввожу н</text:span>еверный<text:span text:style-name="T1"> пароль в поле 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20.A2" office:value-type="string">
            <text:p text:style-name="P3">Then </text:p>
          </table:table-cell>
          <table:table-cell table:style-name="Таблица20.B2" office:value-type="string">
            <text:p text:style-name="P4">Выводится сообщение «<text:span text:style-name="T1">Wrong login or/and password </text:span>»</text:p>
            <text:p text:style-name="P4">И поля <text:span text:style-name="T1">«Login» and “Password” </text:span><text:s/>выделяются красным цветом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float" office:value="3">
            <text:p text:style-name="P6">3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Email notifications: every candidate</text:p>
          </table:table-cell>
        </table:table-row>
        <table:table-row>
          <table:table-cell table:style-name="Таблица8.A2" office:value-type="string">
            <text:p text:style-name="P2"><text:span text:style-name="T2">Given</text:span> </text:p>
          </table:table-cell>
          <table:table-cell table:style-name="Таблица8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4">Я изменяю настройку уведомлений на <text:span text:style-name="T1">«Every candidate»</text:span>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/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Scenario </text:p>
          </table:table-cell>
          <table:table-cell table:style-name="Таблица9.B1" office:value-type="string">
            <text:p text:style-name="P6">3.<text:span text:style-name="T1">1</text:span></text:p>
          </table:table-cell>
        </table:table-row>
        <table:table-row>
          <table:table-cell table:style-name="Таблица9.A2" office:value-type="string">
            <text:p text:style-name="P3">Name</text:p>
          </table:table-cell>
          <table:table-cell table:style-name="Таблица9.B2" office:value-type="string">
            <text:p text:style-name="P3">Email notifications: Daily summary</text:p>
          </table:table-cell>
        </table:table-row>
        <table:table-row>
          <table:table-cell table:style-name="Таблица9.A2" office:value-type="string">
            <text:p text:style-name="P2"><text:span text:style-name="T2">Given</text:span> </text:p>
          </table:table-cell>
          <table:table-cell table:style-name="Таблица9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9.A2" office:value-type="string">
            <text:p text:style-name="P3">When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3">Then </text:p>
          </table:table-cell>
          <table:table-cell table:style-name="Таблица9.B2" office:value-type="string">
            <text:p text:style-name="P4"/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">Scenario </text:p>
          </table:table-cell>
          <table:table-cell table:style-name="Таблица11.B1" office:value-type="string">
            <text:p text:style-name="P6">3.<text:span text:style-name="T1">2</text:span></text:p>
          </table:table-cell>
        </table:table-row>
        <table:table-row>
          <table:table-cell table:style-name="Таблица11.A2" office:value-type="string">
            <text:p text:style-name="P3">Name</text:p>
          </table:table-cell>
          <table:table-cell table:style-name="Таблица11.B2" office:value-type="string">
            <text:p text:style-name="P3">Email notifications: Weekly summary</text:p>
          </table:table-cell>
        </table:table-row>
        <table:table-row>
          <table:table-cell table:style-name="Таблица11.A2" office:value-type="string">
            <text:p text:style-name="P2"><text:span text:style-name="T2">Given</text:span> </text:p>
          </table:table-cell>
          <table:table-cell table:style-name="Таблица11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11.A2" office:value-type="string">
            <text:p text:style-name="P3">When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3">Then </text:p>
          </table:table-cell>
          <table:table-cell table:style-name="Таблица11.B2" office:value-type="string">
            <text:p text:style-name="P4"/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">Scenario </text:p>
          </table:table-cell>
          <table:table-cell table:style-name="Таблица12.B1" office:value-type="string">
            <text:p text:style-name="P6">3.<text:span text:style-name="T1">3</text:span></text:p>
          </table:table-cell>
        </table:table-row>
        <table:table-row>
          <table:table-cell table:style-name="Таблица12.A2" office:value-type="string">
            <text:p text:style-name="P3">Name</text:p>
          </table:table-cell>
          <table:table-cell table:style-name="Таблица12.B2" office:value-type="string">
            <text:p text:style-name="P3">Email notifications: Never</text:p>
          </table:table-cell>
        </table:table-row>
        <table:table-row>
          <table:table-cell table:style-name="Таблица12.A2" office:value-type="string">
            <text:p text:style-name="P2"><text:span text:style-name="T2">Given</text:span> </text:p>
          </table:table-cell>
          <table:table-cell table:style-name="Таблица12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12.A2" office:value-type="string">
            <text:p text:style-name="P3">When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3">Then </text:p>
          </table:table-cell>
          <table:table-cell table:style-name="Таблица12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3M10S</meta:editing-duration>
    <meta:editing-cycles>12</meta:editing-cycles>
    <meta:generator>OpenOffice/4.1.2$Win32 OpenOffice.org_project/412m3$Build-9782</meta:generator>
    <dc:date>2016-04-06T17:11:43.33</dc:date>
    <dc:creator>Юлия Сидорук</dc:creator>
    <meta:document-statistic meta:table-count="20" meta:image-count="0" meta:object-count="0" meta:page-count="5" meta:paragraph-count="285" meta:word-count="1088" meta:character-count="6832"/>
    <meta:user-defined meta:name="Info 1"/>
    <meta:user-defined meta:name="Info 2"/>
    <meta:user-defined meta:name="Info 3"/>
    <meta:user-defined meta:name="Info 4"/>
  </office:meta>
</office:document-meta>
</file>